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965in" loext:contextual-spacing="false" fo:orphans="2" fo:widows="2"/>
      <style:text-properties fo:font-variant="normal" fo:text-transform="none" fo:color="#222222" style:font-name="Verdana" fo:font-size="12pt" fo:letter-spacing="normal" fo:font-style="normal" fo:font-weight="normal" style:font-size-asian="12pt" style:font-size-complex="12pt"/>
    </style:style>
    <style:style style:name="P2" style:family="paragraph" style:parent-style-name="Standard">
      <style:paragraph-properties fo:margin-left="0in" fo:margin-right="0in" fo:orphans="2" fo:widows="2" fo:text-indent="0in" style:auto-text-indent="false" style:writing-mode="lr-tb"/>
      <style:text-properties style:font-name="Verdana" fo:font-size="12pt" style:font-size-asian="12pt" style:font-size-complex="12pt"/>
    </style:style>
    <style:style style:name="P3" style:family="paragraph" style:parent-style-name="Preformatted_20_Text">
      <style:text-properties style:font-name="Verdana" fo:font-size="12pt" style:font-size-asian="12pt" style:font-size-complex="12pt"/>
    </style:style>
    <style:style style:name="P4" style:family="paragraph" style:parent-style-name="Standard">
      <style:paragraph-properties fo:margin-top="0in" fo:margin-bottom="0.1965in" loext:contextual-spacing="false" fo:orphans="2" fo:widows="2"/>
      <style:text-properties fo:font-variant="normal" fo:text-transform="none" fo:color="#222222" style:font-name="Verdana" fo:font-size="12pt" fo:letter-spacing="normal" fo:font-style="normal" fo:font-weight="normal" style:font-size-asian="12pt" style:font-size-complex="12pt"/>
    </style:style>
    <style:style style:name="P5" style:family="paragraph" style:parent-style-name="Standard" style:list-style-name="L1">
      <style:paragraph-properties fo:margin-top="0in" fo:margin-bottom="0.1965in" loext:contextual-spacing="false" fo:orphans="2" fo:widows="2"/>
      <style:text-properties fo:font-variant="normal" fo:text-transform="none" fo:color="#222222" style:font-name="Verdana" fo:font-size="12pt" fo:letter-spacing="normal" fo:font-style="normal" fo:font-weight="normal" style:font-size-asian="12pt" style:font-size-complex="12pt"/>
    </style:style>
    <style:style style:name="P6" style:family="paragraph" style:parent-style-name="Standard" style:list-style-name="L1">
      <style:paragraph-properties fo:margin-top="0in" fo:margin-bottom="0.1965in" loext:contextual-spacing="false" fo:orphans="2" fo:widows="2"/>
      <style:text-properties fo:font-variant="normal" fo:text-transform="none" fo:color="#222222" style:font-name="Verdana" fo:font-size="12pt" fo:letter-spacing="normal" fo:font-style="normal" fo:font-weight="normal" officeooo:paragraph-rsid="000a695e" style:font-size-asian="12pt" style:font-size-complex="12pt"/>
    </style:style>
    <style:style style:name="T1" style:family="text">
      <style:text-properties officeooo:rsid="000a695e"/>
    </style:style>
    <style:style style:name="T2" style:family="text">
      <style:text-properties officeooo:rsid="000b60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3" text:outline-level="3"><text:span text:style-name="T1">FEATURES</text:span>:</text:h>
      <text:list xml:id="list297130549" text:style-name="L1">
        <text:list-item>
          <text:p text:style-name="P5"><text:span text:style-name="T1">P</text:span>lease remove zip code from <text:span text:style-name="T2">APP </text:span>entries. <text:span text:style-name="T2">A</text:span>fter company name page on app, do not go to zip code page go directly to plant address page. no more zip codes. When you choose a project, then company we should have all "street or Plant Name"s associated with that project and that company listed for the guys to choose from. Right now they choose a zip code and it breaks out which plant is in that zip code.</text:p>
        </text:list-item>
        <text:list-item>
          <text:p text:style-name="P5">Item 2.0 on Fleet TLC version 3 proposal was to restrict truck numbers shown in the APP by project. I do think this works yet or might need revising. It looks like when I choose a "current project" and tap the add button for truck number, the list includes a long list of truck numbers that are not associated with that company. We may need to talk this one out as I may need to explain better what is needed.</text:p>
        </text:list-item>
        <text:list-item>
          <text:p text:style-name="P5">Item 4.0 on proposal - this is done correctly but one item seems to be missing. On the work order page the columns across the top are "client" "project" "# addresses" and so forth. The client field is empty and what we would want is for the company name for each work order to be in this section. So instead of saying "client" it would say "company" and that would be associated with the company that is listed during the "import work order" section.</text:p>
        </text:list-item>
        <text:list-item>
          <text:p text:style-name="P5">Question was asked for clarification - if we copy an entry out of the app and into a google doc, we then delete the entry from the app using the delete function, is that entry still saved on the server or is it deleted from the server. We are asking this as we are thinking we will clean up the app at some point and delete entries that are old. I like having the pictures saved on the server for future reference and want to make sure the picture and entries are saved. Once I save the data on a google doc then confident we do not need that but want to find out if pictures get deleted when delete entry of the backend.</text:p>
        </text:list-item>
        <text:list-item>
          <text:p text:style-name="P5">Following that question Josh asked if we could have an "archive" ability to move old projects off the main screen and into a searchable archive section. I like this idea and may want to incorporate this into future usability.</text:p>
        </text:list-item>
        <text:list-item>
          <text:p text:style-name="P6">We discussed a dummy test app option for testing newer versions. We want to limit the crashing of tablets while in the field based on new versions having bugs. Dummy version could be used to confirm functionality before we go live.</text:p>
        </text:list-item>
        <text:list-item>
          <text:p text:style-name="P6"><text:span text:style-name="T1">Weird edit project – equipment problems.</text:span></text:p>
        </text:list-item>
      </text:list>
      <text:h text:style-name="Heading_20_3" text:outline-level="3"><text:soft-page-break/><text:span text:style-name="T1">BUG FIXES</text:span>:</text:h>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0T10:05:20.068623110</dc:date>
    <meta:editing-duration>PT9M23S</meta:editing-duration>
    <meta:editing-cycles>2</meta:editing-cycles>
    <meta:generator>LibreOffice/5.3.4.2$Linux_X86_64 LibreOffice_project/f82d347ccc0be322489bf7da61d7e4ad13fe2ff3</meta:generator>
    <meta:document-statistic meta:table-count="0" meta:image-count="0" meta:object-count="0" meta:page-count="2" meta:paragraph-count="9" meta:word-count="460" meta:character-count="2411" meta:non-whitespace-character-count="1966"/>
  </office:meta>
</office:document-meta>
</file>